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Consolas, 'Andale Mono', 'DejaVu Sans Mono', monospace"/>
    <style:font-face style:name="Roboto" svg:font-family="Roboto, sans-serif"/>
    <style:font-face style:name="apple-system" svg:font-family="apple-system, BlinkMacSystemFont, 'Segoe UI', 'Liberation Sans', sans-serif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font-variant="normal" fo:text-transform="none" fo:color="#222222" style:font-name="Roboto" fo:font-size="26.25pt" fo:letter-spacing="normal" fo:font-style="normal" fo:font-weight="normal" officeooo:rsid="0014b2e0" officeooo:paragraph-rsid="0014b2e0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inherit" fo:font-size="12.7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Roboto" fo:font-size="12.7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222222" fo:letter-spacing="normal"/>
    </style:style>
    <style:style style:name="P6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222222" style:font-name="inherit" fo:font-size="12.75pt" fo:letter-spacing="normal" fo:font-style="normal" fo:font-weight="normal"/>
    </style:style>
    <style:style style:name="P7" style:family="paragraph" style:parent-style-name="Preformatted_20_Text">
      <style:paragraph-properties fo:margin-top="0cm" fo:margin-bottom="0cm" loext:contextual-spacing="false" fo:orphans="2" fo:widows="2" fo:padding="0cm" fo:border="none"/>
    </style:style>
    <style:style style:name="P8" style:family="paragraph" style:parent-style-name="Standard">
      <style:paragraph-properties fo:text-align="center" style:justify-single-word="false"/>
      <style:text-properties officeooo:rsid="0014b2e0" officeooo:paragraph-rsid="0014b2e0"/>
    </style:style>
    <style:style style:name="P9" style:family="paragraph" style:parent-style-name="Standard">
      <style:paragraph-properties fo:text-align="start" style:justify-single-word="false"/>
      <style:text-properties officeooo:rsid="0014b2e0" officeooo:paragraph-rsid="0014b2e0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4b2e0" officeooo:paragraph-rsid="0014b2e0" style:font-size-asian="24pt" style:font-weight-asian="bold" style:font-size-complex="24pt" style:font-weight-complex="bold"/>
    </style:style>
    <style:style style:name="P11" style:family="paragraph" style:parent-style-name="Text_20_body">
      <style:paragraph-properties fo:text-align="start" style:justify-single-word="false"/>
      <style:text-properties officeooo:rsid="0014b2e0" officeooo:paragraph-rsid="0014b2e0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line-height="130%" fo:text-indent="0cm" style:auto-text-indent="false" fo:padding="0cm" fo:border="none"/>
    </style:style>
    <style:style style:name="P13" style:family="paragraph" style:parent-style-name="Standard">
      <style:paragraph-properties fo:text-align="start" style:justify-single-word="false"/>
      <style:text-properties officeooo:rsid="0014b2e0" officeooo:paragraph-rsid="0014b2e0"/>
    </style:style>
    <style:style style:name="P14" style:family="paragraph" style:parent-style-name="Text_20_body">
      <style:paragraph-properties fo:text-align="start" style:justify-single-word="false"/>
      <style:text-properties style:font-name="inherit" fo:font-size="11.25pt" officeooo:rsid="0014b2e0" officeooo:paragraph-rsid="0014b2e0"/>
    </style:style>
    <style:style style:name="P15" style:family="paragraph" style:parent-style-name="Text_20_body">
      <style:paragraph-properties fo:margin-left="0cm" fo:margin-right="0cm" fo:margin-top="0cm" fo:margin-bottom="0.247cm" loext:contextual-spacing="false" fo:text-indent="0cm" style:auto-text-indent="false" fo:padding="0cm" fo:border="none"/>
      <style:text-properties style:font-name="inherit" fo:font-size="11.25pt"/>
    </style:style>
    <style:style style:name="P1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222222" style:font-name="Roboto" fo:font-size="12.75pt" fo:letter-spacing="normal" fo:font-style="normal" fo:font-weight="normal"/>
    </style:style>
    <style:style style:name="T2" style:family="text">
      <style:text-properties fo:font-variant="normal" fo:text-transform="none" fo:color="#222222" style:font-name="Monaco" fo:font-size="11.25pt" fo:letter-spacing="normal" fo:font-style="normal" fo:font-weight="normal"/>
    </style:style>
    <style:style style:name="T3" style:family="text">
      <style:text-properties fo:font-variant="normal" fo:text-transform="none" fo:color="#222222" style:font-name="inherit" fo:font-size="12.75pt" fo:letter-spacing="normal" fo:font-style="normal" fo:font-weight="bold"/>
    </style:style>
    <style:style style:name="T4" style:family="text">
      <style:text-properties fo:font-variant="normal" fo:text-transform="none" fo:color="#222222" fo:letter-spacing="normal"/>
    </style:style>
    <style:style style:name="T5" style:family="text">
      <style:text-properties fo:font-variant="normal" fo:text-transform="none" fo:color="#242729" style:font-name="apple-system" fo:font-size="11.25pt" fo:letter-spacing="normal" fo:font-style="normal" fo:font-weight="normal"/>
    </style:style>
    <style:style style:name="T6" style:family="text">
      <style:text-properties fo:font-variant="normal" fo:text-transform="none" fo:color="#242729" style:font-name="var ff-mono" fo:font-size="9.75pt" fo:letter-spacing="normal" fo:font-style="normal" fo:font-weight="normal" loext:padding="0cm" loext:border="none"/>
    </style:style>
    <style:style style:name="T7" style:family="text">
      <style:text-properties style:font-name="inherit" fo:font-size="12.75pt" fo:font-style="normal" fo:font-weight="normal"/>
    </style:style>
    <style:style style:name="T8" style:family="text">
      <style:text-properties style:font-name="inherit" fo:font-style="italic" fo:font-weight="bold" fo:background-color="transparent" loext:char-shading-value="0" style:font-weight-asian="bold" style:font-weight-complex="bold" loext:padding="0cm" loext:border="none"/>
    </style:style>
    <style:style style:name="T9" style:family="text">
      <style:text-properties style:font-name="inherit" fo:font-size="9.75pt" fo:font-style="italic" fo:background-color="transparent" loext:char-shading-value="0" loext:padding="0cm" loext:border="none"/>
    </style:style>
    <style:style style:name="T10" style:family="text">
      <style:text-properties style:font-name="inherit" fo:font-size="9.75pt" fo:font-style="italic" fo:font-weight="bold" fo:background-color="transparent" loext:char-shading-value="0" style:font-weight-asian="bold" style:font-weight-complex="bold" loext:padding="0cm" loext:border="none"/>
    </style:style>
    <style:style style:name="T11" style:family="text">
      <style:text-properties style:font-name="inherit" fo:font-size="18pt" fo:font-style="italic" fo:font-weight="bold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12" style:family="text">
      <style:text-properties style:font-name="var ff-mono" fo:font-size="9.75pt" fo:background-color="transparent" loext:char-shading-value="0" loext:padding="0cm" loext:border="none"/>
    </style:style>
    <style:style style:name="T13" style:family="text">
      <style:text-properties style:font-name="var ff-mono" fo:font-size="9.75pt" fo:font-weight="bold" fo:background-color="transparent" loext:char-shading-value="0" style:font-weight-asian="bold" style:font-weight-complex="bold" loext:padding="0cm" loext:border="none"/>
    </style:style>
    <style:style style:name="T14" style:family="text">
      <style:text-properties style:font-name="var ff-mono" fo:font-weight="bold" fo:background-color="transparent" loext:char-shading-value="0" style:font-weight-asian="bold" style:font-weight-complex="bold" loext:padding="0cm" loext:border="none"/>
    </style:style>
    <style:style style:name="T15" style:family="text">
      <style:text-properties style:font-name="var ff-mono" fo:font-size="18pt" fo:font-weight="bold" fo:background-color="transparent" loext:char-shading-value="0" style:font-size-asian="18pt" style:font-weight-asian="bold" style:font-size-complex="18pt" style:font-weight-complex="bold" loext:padding="0cm" loext:border="none"/>
    </style:style>
    <text:list-style style:name="L1">
      <text:list-level-style-bullet text:level="1" text:style-name="Bullet_20_Symbols" style:num-suffix="." text:bullet-char="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NFIGURAÇÃO DO CUPS (13/07/21)</text:p>
      <text:p text:style-name="P8"><text:a xlink:type="simple" xlink:href="https://sudoti.com.br/ubuntu/configure-o-servidor-de-impressao-cups-no-ubuntu-bonjour-ipp-samba-airprint/" text:style-name="Internet_20_link" text:visited-style-name="Visited_20_Internet_20_Link">https://sudoti.com.br/ubuntu/configure-o-servidor-de-impressao-cups-no-ubuntu-bonjour-ipp-samba-airprint/</text:a></text:p>
      <text:p text:style-name="P8"/>
      <text:h text:style-name="P1" text:outline-level="2"><text:bookmark text:name="Etapa_1_instalar_e_configurar_o_CUPS_no_Ubuntu"/>Etapa 1: instalar e configurar o CUPS no Ubuntu</text:h>
      <text:p text:style-name="P3">Ubuntu desktop edition tem CUPS pré-instalado. Se você usar o Ubuntu Server Edition, precisará executar o seguinte comando para instalar o CUPS do repositório padrão do Ubuntu.</text:p>
      <text:p text:style-name="P2">sudo apt install cups</text:p>
      <text:p text:style-name="P3">Em seguida, inicie o CUPS.</text:p>
      <text:p text:style-name="P2">sudo systemctl start cups</text:p>
      <text:p text:style-name="P3">Ative o início automático no momento da inicialização.</text:p>
      <text:p text:style-name="P2">sudo systemctl enable cups</text:p>
      <text:p text:style-name="P3">Verifique seu status:</text:p>
      <text:p text:style-name="P2">systemctl status cups</text:p>
      <text:p text:style-name="P2"/>
      <text:p text:style-name="P3">Em seguida, edite o arquivo de configuração principal do CUPS com um editor de texto de linha de comando como o Nano.</text:p>
      <text:p text:style-name="P2">sudo nano /etc/cups/cupsd.conf</text:p>
      <text:p text:style-name="P3">Primeiro, precisamos mostrar impressoras compartilhadas na rede local. Encontre a seguinte linha.</text:p>
      <text:p text:style-name="P2">Browsing Off</text:p>
      <text:p text:style-name="P3">Mudar para</text:p>
      <text:p text:style-name="P2">Browsing On</text:p>
      <text:p text:style-name="P2"/>
      <text:p text:style-name="P3">para que outros computadores na mesma rede possam ver as impressoras conectadas ao seu computador Ubuntu.</text:p>
      <text:p text:style-name="P4"><text:span text:style-name="T1">Por padrão, a interface da web CUPS está disponível apenas em </text:span><text:span text:style-name="Source_20_Text"><text:span text:style-name="T2">localhost:631</text:span></text:span><text:span text:style-name="T1">. Se você estiver executando o Ubuntu Server Edition, também pode querer fazer o CUPS escutar em todas as interfaces de rede disponíveis, para que possa acessar a interface da web do CUPS de outros computadores. Encontre a seguinte linha.</text:span></text:p>
      <text:p text:style-name="P2">Listen localhost:631</text:p>
      <text:p text:style-name="P3">Mudar para</text:p>
      <text:p text:style-name="P2">Port 631</text:p>
      <text:p text:style-name="P3">Portanto, o CUPS escutará em todas as interfaces de rede. Em seguida, localize as seguintes linhas.</text:p>
      <text:p text:style-name="P2">&lt;Location /&gt;</text:p>
      <text:p text:style-name="P5"><text:soft-page-break/><text:s text:c="2"/><text:span text:style-name="T7">Order allow,deny</text:span></text:p>
      <text:p text:style-name="P6">&lt;/Location&gt;</text:p>
      <text:p text:style-name="P4"><text:span text:style-name="T1">A configuração acima só permite o acesso à interface da web do CUPS a partir do localhost. Para permitir o acesso de outros computadores na mesma rede, adicione </text:span><text:span text:style-name="Source_20_Text"><text:span text:style-name="T2">Allow @LOCAL</text:span></text:span><text:span text:style-name="T1"> para a configuração como abaixo.</text:span></text:p>
      <text:p text:style-name="P2">&lt;Location /&gt;</text:p>
      <text:p text:style-name="P5"><text:s text:c="2"/><text:span text:style-name="T7">Order allow,deny</text:span></text:p>
      <text:p text:style-name="P7"><text:span text:style-name="T4"><text:s text:c="2"/></text:span><text:span text:style-name="Strong_20_Emphasis"><text:span text:style-name="T3">Allow @LOCAL</text:span></text:span></text:p>
      <text:p text:style-name="P6">&lt;/Location&gt;</text:p>
      <text:p text:style-name="P2"/>
      <text:p text:style-name="P2"/>
      <text:p text:style-name="P11"><text:span text:style-name="T1">Se você deseja permitir a administração remota da rede local, adicione-o também para o </text:span><text:span text:style-name="Source_20_Text"><text:span text:style-name="T2">/admin</text:span></text:span><text:span text:style-name="T1"> diretório.</text:span></text:p>
      <text:p text:style-name="P2">&lt;Location /admin&gt;</text:p>
      <text:p text:style-name="P5">  <text:span text:style-name="T7">Order allow,deny</text:span></text:p>
      <text:p text:style-name="P7"><text:span text:style-name="Strong_20_Emphasis"><text:span text:style-name="T4">  </text:span></text:span><text:span text:style-name="Strong_20_Emphasis"><text:span text:style-name="T3">Allow @LOCAL</text:span></text:span></text:p>
      <text:p text:style-name="P6">&lt;/Location&gt;</text:p>
      <text:p text:style-name="P3">Salve e feche o arquivo. Em seguida, reinicie o CUPS para que as alterações tenham efeito.</text:p>
      <text:p text:style-name="P2">sudo systemctl restart cups</text:p>
      <text:p text:style-name="P9"/>
      <text:p text:style-name="P9"/>
      <text:p text:style-name="P9"><text:a xlink:type="simple" xlink:href="https://unix.stackexchange.com/questions/235477/cups-add-printer-page-returns-forbidden-on-web-interface" text:style-name="Internet_20_link" text:visited-style-name="Visited_20_Internet_20_Link">https://unix.stackexchange.com/questions/235477/cups-add-printer-page-returns-forbidden-on-web-interface</text:a></text:p>
      <text:p text:style-name="P9"/>
      <text:p text:style-name="P9"/>
      <text:p text:style-name="P14">I had to combine two other answers for Ubuntu, and the solution is to add myself to the lpadmin group:</text:p>
      <text:p text:style-name="P12"><text:span text:style-name="Source_20_Text"><text:span text:style-name="T15">sudo usermod -a -G lpadmin </text:span></text:span><text:span text:style-name="Source_20_Text"><text:span text:style-name="Emphasis"><text:span text:style-name="T11">your-username</text:span></text:span></text:span></text:p>
      <text:p text:style-name="P15">For every system, the solution should be:</text:p>
      <text:list xml:id="list4018599851" text:style-name="L1">
        <text:list-item>
          <text:p text:style-name="P16"><text:span text:style-name="T5">Open the file </text:span><text:span text:style-name="Source_20_Text"><text:span text:style-name="T6">/etc/cups/cups-files.conf</text:span></text:span><text:span text:style-name="T5">.</text:span></text:p>
        </text:list-item>
        <text:list-item>
          <text:p text:style-name="P16"><text:span text:style-name="T5">Find the group name at the line containing </text:span><text:span text:style-name="Source_20_Text"><text:span text:style-name="T6">SystemGroup</text:span></text:span><text:span text:style-name="T5">.</text:span></text:p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Consolas, 'Andale Mono', 'DejaVu Sans Mono', monospace"/>
    <style:font-face style:name="Roboto" svg:font-family="Roboto, sans-serif"/>
    <style:font-face style:name="apple-system" svg:font-family="apple-system, BlinkMacSystemFont, 'Segoe UI', 'Liberation Sans', sans-serif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3T18:18:53.922769963</meta:creation-date>
    <dc:date>2021-07-14T14:29:17.605958266</dc:date>
    <meta:editing-duration>PT2H46M5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4" meta:word-count="343" meta:character-count="2352" meta:non-whitespace-character-count="2045"/>
  </office:meta>
</office:document-meta>
</file>